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6.55pt"/>
    </style:style>
    <style:style style:name="co4" style:family="table-column">
      <style:table-column-properties fo:break-before="auto" style:column-width="84.05pt"/>
    </style:style>
    <style:style style:name="co5" style:family="table-column">
      <style:table-column-properties fo:break-before="auto" style:column-width="77.81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31.95pt"/>
    </style:style>
    <style:style style:name="co8" style:family="table-column">
      <style:table-column-properties fo:break-before="auto" style:column-width="29.91pt"/>
    </style:style>
    <style:style style:name="co9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8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Group_20_A">
      <style:table-properties table:display="true" style:writing-mode="lr-tb"/>
    </style:style>
    <style:style style:name="ta3" style:family="table" style:master-page-name="PageStyle_5f_Group_20_B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(remove)</text:p>
          </table:table-cell>
          <table:table-cell table:style-name="ce3" office:value-type="string" calcext:value-type="string">
            <text:p>Answers - Form 1</text:p>
          </table:table-cell>
          <table:table-cell table:style-name="ce3" office:value-type="string" calcext:value-type="string">
            <text:p>Score - Form 1</text:p>
          </table:table-cell>
          <table:table-cell table:style-name="ce3" office:value-type="string" calcext:value-type="string">
            <text:p>Answers - Form 2</text:p>
          </table:table-cell>
          <table:table-cell table:style-name="ce3" office:value-type="string" calcext:value-type="string">
            <text:p>Score - Form 2</text:p>
          </table:table-cell>
          <table:table-cell table:style-name="ce5" office:value-type="string" calcext:value-type="string">
            <text:p>Midterm exame</text:p>
          </table:table-cell>
          <table:table-cell table:style-name="ce5" office:value-type="string" calcext:value-type="string">
            <text:p>MOSS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Agreement (remove)</text:p>
          </table:table-cell>
          <table:table-cell table:style-name="ce1" office:value-type="string" calcext:value-type="string">
            <text:p>Do you know Generative IA?</text:p>
          </table:table-cell>
          <table:table-cell table:style-name="ce1" office:value-type="string" calcext:value-type="string">
            <text:p>How many times do you use Genetive AI in a common day?</text:p>
          </table:table-cell>
          <table:table-cell table:style-name="ce1"/>
          <table:table-cell table:style-name="ce1" office:value-type="string" calcext:value-type="string">
            <text:p>How often do you use generative AI in programming activities?</text:p>
          </table:table-cell>
          <table:table-cell table:style-name="ce1"/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Semester</text:p>
          </table:table-cell>
          <table:table-cell table:style-name="ce1" office:value-type="string" calcext:value-type="string">
            <text:p>Born</text:p>
          </table:table-cell>
          <table:table-cell table:style-name="ce1" office:value-type="string" calcext:value-type="string">
            <text:p>Age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ntonio Mário Jesus Vidal Leite</text:p>
          </table:table-cell>
          <table:table-cell table:style-name="ce3" office:value-type="float" office:value="91" calcext:value-type="float">
            <text:p>91 / 213</text:p>
          </table:table-cell>
          <table:table-cell table:style-name="ce5" table:formula="of:=[.C2]/213*10" office:value-type="float" office:value="4.27230046948357" calcext:value-type="float">
            <text:p>4.27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E2]/210*10" office:value-type="float" office:value="4.28571428571429" calcext:value-type="float">
            <text:p>4.29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63.24" calcext:value-type="float">
            <text:p>63.2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2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Cayo Henrique da Silva Ferreira</text:p>
          </table:table-cell>
          <table:table-cell table:style-name="ce3" office:value-type="float" office:value="121" calcext:value-type="float">
            <text:p>121 / 213</text:p>
          </table:table-cell>
          <table:table-cell table:style-name="ce5" table:formula="of:=[.C3]/213*10" office:value-type="float" office:value="5.68075117370892" calcext:value-type="float">
            <text:p>5.68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E3]/210*10" office:value-type="float" office:value="5.23809523809524" calcext:value-type="float">
            <text:p>5.24</text:p>
          </table:table-cell>
          <table:table-cell table:style-name="ce5" office:value-type="float" office:value="6.7" calcext:value-type="float">
            <text:p>6.70</text:p>
          </table:table-cell>
          <table:table-cell table:style-name="ce5" office:value-type="float" office:value="66.88" calcext:value-type="float">
            <text:p>66.88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3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Charles Ordonio Bezerra</text:p>
          </table:table-cell>
          <table:table-cell table:style-name="ce3" office:value-type="float" office:value="130" calcext:value-type="float">
            <text:p>130 / 213</text:p>
          </table:table-cell>
          <table:table-cell table:style-name="ce5" table:formula="of:=[.C4]/213*10" office:value-type="float" office:value="6.10328638497653" calcext:value-type="float">
            <text:p>6.10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E4]/210*10" office:value-type="float" office:value="5.23809523809524" calcext:value-type="float">
            <text:p>5.24</text:p>
          </table:table-cell>
          <table:table-cell table:style-name="ce5" office:value-type="float" office:value="9.3" calcext:value-type="float">
            <text:p>9.30</text:p>
          </table:table-cell>
          <table:table-cell table:style-name="ce5" office:value-type="float" office:value="81.56" calcext:value-type="float">
            <text:p>81.56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R4]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David Soares da Silva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C5]/213*10" office:value-type="float" office:value="6.15023474178404" calcext:value-type="float">
            <text:p>6.15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E5]/210*10" office:value-type="float" office:value="6.19047619047619" calcext:value-type="float">
            <text:p>6.19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71.14" calcext:value-type="float">
            <text:p>71.1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5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Gabriel Pinheiro Correia</text:p>
          </table:table-cell>
          <table:table-cell table:style-name="ce3" office:value-type="float" office:value="50" calcext:value-type="float">
            <text:p>50 / 213</text:p>
          </table:table-cell>
          <table:table-cell table:style-name="ce5" table:formula="of:=[.C6]/213*10" office:value-type="float" office:value="2.34741784037559" calcext:value-type="float">
            <text:p>2.35</text:p>
          </table:table-cell>
          <table:table-cell table:style-name="ce8" office:value-type="float" office:value="50" calcext:value-type="float">
            <text:p>50 / 210</text:p>
          </table:table-cell>
          <table:table-cell table:style-name="ce5" table:formula="of:=[.E6]/210*10" office:value-type="float" office:value="2.38095238095238" calcext:value-type="float">
            <text:p>2.38</text:p>
          </table:table-cell>
          <table:table-cell table:style-name="ce5" office:value-type="float" office:value="1" calcext:value-type="float">
            <text:p>1.00</text:p>
          </table:table-cell>
          <table:table-cell table:style-name="ce5" office:value-type="float" office:value="64.07" calcext:value-type="float">
            <text:p>64.07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5" calcext:value-type="float">
            <text:p>1995</text:p>
          </table:table-cell>
          <table:table-cell table:style-name="ce12" table:formula="of:=2024-[.R6]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João Gabriel Marcos da Silva </text:p>
          </table:table-cell>
          <table:table-cell table:style-name="ce3" office:value-type="float" office:value="100" calcext:value-type="float">
            <text:p>100 / 213</text:p>
          </table:table-cell>
          <table:table-cell table:style-name="ce5" table:formula="of:=[.C7]/213*10" office:value-type="float" office:value="4.69483568075117" calcext:value-type="float">
            <text:p>4.69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E7]/210*10" office:value-type="float" office:value="3.80952380952381" calcext:value-type="float">
            <text:p>3.81</text:p>
          </table:table-cell>
          <table:table-cell table:style-name="ce5" office:value-type="float" office:value="3.9" calcext:value-type="float">
            <text:p>3.90</text:p>
          </table:table-cell>
          <table:table-cell table:style-name="ce5" office:value-type="float" office:value="70.98" calcext:value-type="float">
            <text:p>70.98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7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José Miguel da Silva</text:p>
          </table:table-cell>
          <table:table-cell table:style-name="ce3" office:value-type="float" office:value="50" calcext:value-type="float">
            <text:p>50 / 213</text:p>
          </table:table-cell>
          <table:table-cell table:style-name="ce5" table:formula="of:=[.C8]/213*10" office:value-type="float" office:value="2.34741784037559" calcext:value-type="float">
            <text:p>2.35</text:p>
          </table:table-cell>
          <table:table-cell table:style-name="ce8" office:value-type="float" office:value="70" calcext:value-type="float">
            <text:p>70 / 210</text:p>
          </table:table-cell>
          <table:table-cell table:style-name="ce5" table:formula="of:=[.E8]/210*10" office:value-type="float" office:value="3.33333333333333" calcext:value-type="float">
            <text:p>3.33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74.45" calcext:value-type="float">
            <text:p>74.45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8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Júlio César Alves Fernandes</text:p>
          </table:table-cell>
          <table:table-cell table:style-name="ce3" office:value-type="float" office:value="110" calcext:value-type="float">
            <text:p>110 / 213</text:p>
          </table:table-cell>
          <table:table-cell table:style-name="ce5" table:formula="of:=[.C9]/213*10" office:value-type="float" office:value="5.16431924882629" calcext:value-type="float">
            <text:p>5.16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E9]/210*10" office:value-type="float" office:value="6.19047619047619" calcext:value-type="float">
            <text:p>6.19</text:p>
          </table:table-cell>
          <table:table-cell table:style-name="ce5" office:value-type="float" office:value="9.1" calcext:value-type="float">
            <text:p>9.10</text:p>
          </table:table-cell>
          <table:table-cell table:style-name="ce5" office:value-type="float" office:value="72.23" calcext:value-type="float">
            <text:p>72.23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9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Keila Roberta Da Silva</text:p>
          </table:table-cell>
          <table:table-cell table:style-name="ce3" office:value-type="float" office:value="141" calcext:value-type="float">
            <text:p>141 / 213</text:p>
          </table:table-cell>
          <table:table-cell table:style-name="ce5" table:formula="of:=[.C10]/213*10" office:value-type="float" office:value="6.61971830985916" calcext:value-type="float">
            <text:p>6.62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E10]/210*10" office:value-type="float" office:value="4.28571428571429" calcext:value-type="float">
            <text:p>4.29</text:p>
          </table:table-cell>
          <table:table-cell table:style-name="ce5" office:value-type="float" office:value="6.1" calcext:value-type="float">
            <text:p>6.10</text:p>
          </table:table-cell>
          <table:table-cell table:style-name="ce5" office:value-type="float" office:value="78.19" calcext:value-type="float">
            <text:p>78.19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10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Maria Clara Aquino Siqueira Souza </text:p>
          </table:table-cell>
          <table:table-cell table:style-name="ce3" office:value-type="float" office:value="81" calcext:value-type="float">
            <text:p>81 / 213</text:p>
          </table:table-cell>
          <table:table-cell table:style-name="ce5" table:formula="of:=[.C11]/213*10" office:value-type="float" office:value="3.80281690140845" calcext:value-type="float">
            <text:p>3.80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E11]/210*10" office:value-type="float" office:value="5.71428571428571" calcext:value-type="float">
            <text:p>5.71</text:p>
          </table:table-cell>
          <table:table-cell table:style-name="ce5" office:value-type="float" office:value="9.5" calcext:value-type="float">
            <text:p>9.50</text:p>
          </table:table-cell>
          <table:table-cell table:style-name="ce5" office:value-type="float" office:value="66.74" calcext:value-type="float">
            <text:p>66.7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11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Matheus Rubem Gouveia Guilherme da Silva</text:p>
          </table:table-cell>
          <table:table-cell table:style-name="ce3" office:value-type="float" office:value="90" calcext:value-type="float">
            <text:p>90 / 213</text:p>
          </table:table-cell>
          <table:table-cell table:style-name="ce5" table:formula="of:=[.C12]/213*10" office:value-type="float" office:value="4.22535211267606" calcext:value-type="float">
            <text:p>4.23</text:p>
          </table:table-cell>
          <table:table-cell table:style-name="ce8" office:value-type="float" office:value="140" calcext:value-type="float">
            <text:p>140 / 210</text:p>
          </table:table-cell>
          <table:table-cell table:style-name="ce5" table:formula="of:=[.E12]/210*10" office:value-type="float" office:value="6.66666666666667" calcext:value-type="float">
            <text:p>6.67</text:p>
          </table:table-cell>
          <table:table-cell table:style-name="ce5" office:value-type="float" office:value="9.3" calcext:value-type="float">
            <text:p>9.30</text:p>
          </table:table-cell>
          <table:table-cell table:style-name="ce5" office:value-type="float" office:value="69.32" calcext:value-type="float">
            <text:p>69.32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12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TOMÁS AMORIM DA SILVA</text:p>
          </table:table-cell>
          <table:table-cell table:style-name="ce3" office:value-type="float" office:value="121" calcext:value-type="float">
            <text:p>121 / 213</text:p>
          </table:table-cell>
          <table:table-cell table:style-name="ce5" table:formula="of:=[.C13]/213*10" office:value-type="float" office:value="5.68075117370892" calcext:value-type="float">
            <text:p>5.68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E13]/210*10" office:value-type="float" office:value="6.19047619047619" calcext:value-type="float">
            <text:p>6.19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73.04" calcext:value-type="float">
            <text:p>73.0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13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Adriano da Silva Júnior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14]/213*10" office:value-type="float" office:value="4.74178403755869" calcext:value-type="float">
            <text:p>4.74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E14]/210*10" office:value-type="float" office:value="5.71428571428571" calcext:value-type="float">
            <text:p>5.71</text:p>
          </table:table-cell>
          <table:table-cell table:style-name="ce5" office:value-type="float" office:value="6" calcext:value-type="float">
            <text:p>6.00</text:p>
          </table:table-cell>
          <table:table-cell table:style-name="ce11" office:value-type="float" office:value="83.74" calcext:value-type="float">
            <text:p>83.74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R14]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Antonio Umberto Camargo Mori</text:p>
          </table:table-cell>
          <table:table-cell table:style-name="ce3" office:value-type="float" office:value="111" calcext:value-type="float">
            <text:p>111 / 213</text:p>
          </table:table-cell>
          <table:table-cell table:style-name="ce5" table:formula="of:=[.C15]/213*10" office:value-type="float" office:value="5.2112676056338" calcext:value-type="float">
            <text:p>5.21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E15]/210*10" office:value-type="float" office:value="4.76190476190476" calcext:value-type="float">
            <text:p>4.76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74.03" calcext:value-type="float">
            <text:p>74.0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15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Chaylane Daniely da Silva Franco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16]/213*10" office:value-type="float" office:value="4.74178403755869" calcext:value-type="float">
            <text:p>4.74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E16]/210*10" office:value-type="float" office:value="4.28571428571429" calcext:value-type="float">
            <text:p>4.29</text:p>
          </table:table-cell>
          <table:table-cell table:style-name="ce5" office:value-type="float" office:value="7.6" calcext:value-type="float">
            <text:p>7.60</text:p>
          </table:table-cell>
          <table:table-cell table:style-name="ce11" office:value-type="float" office:value="68.55" calcext:value-type="float">
            <text:p>68.55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R16]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Douglas Viana de Macedo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17]/213*10" office:value-type="float" office:value="4.74178403755869" calcext:value-type="float">
            <text:p>4.74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E17]/210*10" office:value-type="float" office:value="4.28571428571429" calcext:value-type="float">
            <text:p>4.29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91.28" calcext:value-type="float">
            <text:p>91.28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R17]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Erick Jonathan Macedo dos Santos</text:p>
          </table:table-cell>
          <table:table-cell table:style-name="ce3" office:value-type="float" office:value="111" calcext:value-type="float">
            <text:p>111 / 213</text:p>
          </table:table-cell>
          <table:table-cell table:style-name="ce5" table:formula="of:=[.C18]/213*10" office:value-type="float" office:value="5.2112676056338" calcext:value-type="float">
            <text:p>5.21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E18]/210*10" office:value-type="float" office:value="4.76190476190476" calcext:value-type="float">
            <text:p>4.76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89.43" calcext:value-type="float">
            <text:p>89.4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18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Fellype Meneses Vasconcelos</text:p>
          </table:table-cell>
          <table:table-cell table:style-name="ce3" office:value-type="float" office:value="120" calcext:value-type="float">
            <text:p>120 / 213</text:p>
          </table:table-cell>
          <table:table-cell table:style-name="ce5" table:formula="of:=[.C19]/213*10" office:value-type="float" office:value="5.63380281690141" calcext:value-type="float">
            <text:p>5.63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E19]/210*10" office:value-type="float" office:value="5.23809523809524" calcext:value-type="float">
            <text:p>5.24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86.69" calcext:value-type="float">
            <text:p>86.69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1" calcext:value-type="float">
            <text:p>2001</text:p>
          </table:table-cell>
          <table:table-cell table:style-name="ce12" table:formula="of:=2024-[.R19]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Fernanda Felix Fernandes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C20]/213*10" office:value-type="float" office:value="6.15023474178404" calcext:value-type="float">
            <text:p>6.15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E20]/210*10" office:value-type="float" office:value="5.23809523809524" calcext:value-type="float">
            <text:p>5.24</text:p>
          </table:table-cell>
          <table:table-cell table:style-name="ce5" office:value-type="float" office:value="10" calcext:value-type="float">
            <text:p>10.00</text:p>
          </table:table-cell>
          <table:table-cell table:style-name="ce11" office:value-type="float" office:value="79.11" calcext:value-type="float">
            <text:p>79.11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R20]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Gladistony Silva Lins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C21]/213*10" office:value-type="float" office:value="6.15023474178404" calcext:value-type="float">
            <text:p>6.15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E21]/210*10" office:value-type="float" office:value="4.76190476190476" calcext:value-type="float">
            <text:p>4.76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65.57" calcext:value-type="float">
            <text:p>65.57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3" calcext:value-type="float">
            <text:p>1993</text:p>
          </table:table-cell>
          <table:table-cell table:style-name="ce12" table:formula="of:=2024-[.R21]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Gustavo de França Silva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C22]/213*10" office:value-type="float" office:value="6.15023474178404" calcext:value-type="float">
            <text:p>6.15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E22]/210*10" office:value-type="float" office:value="3.80952380952381" calcext:value-type="float">
            <text:p>3.81</text:p>
          </table:table-cell>
          <table:table-cell table:style-name="ce5" office:value-type="float" office:value="9.8" calcext:value-type="float">
            <text:p>9.80</text:p>
          </table:table-cell>
          <table:table-cell table:style-name="ce5" office:value-type="float" office:value="73.45" calcext:value-type="float">
            <text:p>73.45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22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Jair Rodrigues de Araujo</text:p>
          </table:table-cell>
          <table:table-cell table:style-name="ce3" office:value-type="float" office:value="71" calcext:value-type="float">
            <text:p>71 / 213</text:p>
          </table:table-cell>
          <table:table-cell table:style-name="ce5" table:formula="of:=[.C23]/213*10" office:value-type="float" office:value="3.33333333333333" calcext:value-type="float">
            <text:p>3.33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E23]/210*10" office:value-type="float" office:value="5.23809523809524" calcext:value-type="float">
            <text:p>5.24</text:p>
          </table:table-cell>
          <table:table-cell table:style-name="ce5" office:value-type="float" office:value="5.9" calcext:value-type="float">
            <text:p>5.90</text:p>
          </table:table-cell>
          <table:table-cell table:style-name="ce5" office:value-type="float" office:value="100" calcext:value-type="float">
            <text:p>100.00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23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Lucas Matheus Elias Silva Teixeira dos Santos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24]/213*10" office:value-type="float" office:value="4.74178403755869" calcext:value-type="float">
            <text:p>4.74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E24]/210*10" office:value-type="float" office:value="3.80952380952381" calcext:value-type="float">
            <text:p>3.81</text:p>
          </table:table-cell>
          <table:table-cell table:style-name="ce5" office:value-type="float" office:value="4.2" calcext:value-type="float">
            <text:p>4.20</text:p>
          </table:table-cell>
          <table:table-cell table:style-name="ce5" office:value-type="float" office:value="67.34" calcext:value-type="float">
            <text:p>67.34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7" calcext:value-type="float">
            <text:p>1997</text:p>
          </table:table-cell>
          <table:table-cell table:style-name="ce12" table:formula="of:=2024-[.R24]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Luis Davi Santos Silva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25]/213*10" office:value-type="float" office:value="4.74178403755869" calcext:value-type="float">
            <text:p>4.74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E25]/210*10" office:value-type="float" office:value="5.71428571428571" calcext:value-type="float">
            <text:p>5.71</text:p>
          </table:table-cell>
          <table:table-cell table:style-name="ce5" office:value-type="float" office:value="6.7" calcext:value-type="float">
            <text:p>6.70</text:p>
          </table:table-cell>
          <table:table-cell table:style-name="ce5" office:value-type="float" office:value="88.12" calcext:value-type="float">
            <text:p>88.12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R25]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3</text:p>
          </table:table-cell>
          <table:table-cell table:style-name="ce1" office:value-type="string" calcext:value-type="string">
            <text:p>Marcelo Augusto de Barros Araújo</text:p>
          </table:table-cell>
          <table:table-cell table:style-name="ce3" office:value-type="float" office:value="91" calcext:value-type="float">
            <text:p>91 / 213</text:p>
          </table:table-cell>
          <table:table-cell table:style-name="ce5" table:formula="of:=[.C26]/213*10" office:value-type="float" office:value="4.27230046948357" calcext:value-type="float">
            <text:p>4.27</text:p>
          </table:table-cell>
          <table:table-cell table:style-name="ce8" office:value-type="float" office:value="70" calcext:value-type="float">
            <text:p>70 / 210</text:p>
          </table:table-cell>
          <table:table-cell table:style-name="ce5" table:formula="of:=[.E26]/210*10" office:value-type="float" office:value="3.33333333333333" calcext:value-type="float">
            <text:p>3.33</text:p>
          </table:table-cell>
          <table:table-cell table:style-name="ce5" office:value-type="float" office:value="4.6" calcext:value-type="float">
            <text:p>4.60</text:p>
          </table:table-cell>
          <table:table-cell table:style-name="ce5" office:value-type="float" office:value="70.93" calcext:value-type="float">
            <text:p>70.9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9" calcext:value-type="float">
            <text:p>1999</text:p>
          </table:table-cell>
          <table:table-cell table:style-name="ce12" table:formula="of:=2024-[.R26]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4</text:p>
          </table:table-cell>
          <table:table-cell table:style-name="ce1" office:value-type="string" calcext:value-type="string">
            <text:p>Nathan Santos Cunha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C27]/213*10" office:value-type="float" office:value="6.15023474178404" calcext:value-type="float">
            <text:p>6.15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E27]/210*10" office:value-type="float" office:value="6.19047619047619" calcext:value-type="float">
            <text:p>6.19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100" calcext:value-type="float">
            <text:p>100.00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27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15</text:p>
          </table:table-cell>
          <table:table-cell table:style-name="ce1" office:value-type="string" calcext:value-type="string">
            <text:p>Rayslla Nayara Nascimento Leite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C28]/213*10" office:value-type="float" office:value="4.74178403755869" calcext:value-type="float">
            <text:p>4.74</text:p>
          </table:table-cell>
          <table:table-cell table:style-name="ce8" office:value-type="float" office:value="60" calcext:value-type="float">
            <text:p>60 / 210</text:p>
          </table:table-cell>
          <table:table-cell table:style-name="ce5" table:formula="of:=[.E28]/210*10" office:value-type="float" office:value="2.85714285714286" calcext:value-type="float">
            <text:p>2.86</text:p>
          </table:table-cell>
          <table:table-cell table:style-name="ce5" office:value-type="float" office:value="7.5" calcext:value-type="float">
            <text:p>7.50</text:p>
          </table:table-cell>
          <table:table-cell table:style-name="ce5" office:value-type="float" office:value="82.01" calcext:value-type="float">
            <text:p>82.01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Agre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28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Alberto Claudino dos Santos Silva Filho</text:p>
          </table:table-cell>
          <table:table-cell table:style-name="ce4" office:value-type="float" office:value="70" calcext:value-type="float">
            <text:p>70 / 213</text:p>
          </table:table-cell>
          <table:table-cell table:style-name="ce6" table:formula="of:=[.C29]/213*10" office:value-type="float" office:value="3.28638497652582" calcext:value-type="float">
            <text:p>3.29</text:p>
          </table:table-cell>
          <table:table-cell table:style-name="ce9"/>
          <table:table-cell table:style-name="ce6"/>
          <table:table-cell table:style-name="ce10" office:value-type="float" office:value="4.2" calcext:value-type="float">
            <text:p>4.20</text:p>
          </table:table-cell>
          <table:table-cell table:style-name="ce6"/>
          <table:table-cell table:style-name="ce9"/>
          <table:table-cell table:style-name="ce2" office:value-type="string" calcext:value-type="string">
            <text:p>Agre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More than once a da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lmost Alway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29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Felipe Daniel Pessõa Leite de Lima Rodrigues</text:p>
          </table:table-cell>
          <table:table-cell table:style-name="ce4" office:value-type="float" office:value="60" calcext:value-type="float">
            <text:p>60 / 213</text:p>
          </table:table-cell>
          <table:table-cell table:style-name="ce6" table:formula="of:=[.C30]/213*10" office:value-type="float" office:value="2.8169014084507" calcext:value-type="float">
            <text:p>2.82</text:p>
          </table:table-cell>
          <table:table-cell table:style-name="ce9"/>
          <table:table-cell table:style-name="ce6"/>
          <table:table-cell table:style-name="ce10" office:value-type="float" office:value="2" calcext:value-type="float">
            <text:p>2.00</text:p>
          </table:table-cell>
          <table:table-cell table:style-name="ce6"/>
          <table:table-cell table:style-name="ce9"/>
          <table:table-cell table:style-name="ce2" office:value-type="string" calcext:value-type="string">
            <text:p>Agre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 few times a wee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most Alway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30]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Julio Alves de Almeida Valenca</text:p>
          </table:table-cell>
          <table:table-cell table:style-name="ce4" office:value-type="float" office:value="131" calcext:value-type="float">
            <text:p>131 / 213</text:p>
          </table:table-cell>
          <table:table-cell table:style-name="ce6" table:formula="of:=[.C31]/213*10" office:value-type="float" office:value="6.15023474178404" calcext:value-type="float">
            <text:p>6.15</text:p>
          </table:table-cell>
          <table:table-cell table:style-name="ce9"/>
          <table:table-cell table:style-name="ce6"/>
          <table:table-cell table:style-name="ce10" office:value-type="float" office:value="5.9" calcext:value-type="float">
            <text:p>5.90</text:p>
          </table:table-cell>
          <table:table-cell table:style-name="ce6"/>
          <table:table-cell table:style-name="ce9"/>
          <table:table-cell table:style-name="ce2" office:value-type="string" calcext:value-type="string">
            <text:p>Agre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everal times a wee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most Alway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R31]" office:value-type="float" office:value="21" calcext:value-type="float">
            <text:p>21</text:p>
          </table:table-cell>
          <table:table-cell table:number-columns-repeated="1005"/>
        </table:table-row>
        <table:table-row table:style-name="ro1" table:number-rows-repeated="969">
          <table:table-cell table:number-columns-repeated="3"/>
          <table:table-cell table:style-name="ce7"/>
          <table:table-cell/>
          <table:table-cell table:style-name="ce7" table:number-columns-repeated="2"/>
          <table:table-cell table:style-name="ce5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 A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A1</text:p>
          </table:table-cell>
          <table:table-cell table:style-name="ce3" office:value-type="float" office:value="91" calcext:value-type="float">
            <text:p>91 / 213</text:p>
          </table:table-cell>
          <table:table-cell table:style-name="ce5" table:formula="of:=[.B1]/213*10" office:value-type="float" office:value="4.27230046948357" calcext:value-type="float">
            <text:p>4.27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D1]/210*10" office:value-type="float" office:value="4.28571428571429" calcext:value-type="float">
            <text:p>4.29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63.24" calcext:value-type="float">
            <text:p>63.2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3" office:value-type="float" office:value="121" calcext:value-type="float">
            <text:p>121 / 213</text:p>
          </table:table-cell>
          <table:table-cell table:style-name="ce5" table:formula="of:=[.B2]/213*10" office:value-type="float" office:value="5.68075117370892" calcext:value-type="float">
            <text:p>5.68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D2]/210*10" office:value-type="float" office:value="5.23809523809524" calcext:value-type="float">
            <text:p>5.24</text:p>
          </table:table-cell>
          <table:table-cell table:style-name="ce5" office:value-type="float" office:value="6.7" calcext:value-type="float">
            <text:p>6.70</text:p>
          </table:table-cell>
          <table:table-cell table:style-name="ce5" office:value-type="float" office:value="66.88" calcext:value-type="float">
            <text:p>66.88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2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3" office:value-type="float" office:value="130" calcext:value-type="float">
            <text:p>130 / 213</text:p>
          </table:table-cell>
          <table:table-cell table:style-name="ce5" table:formula="of:=[.B3]/213*10" office:value-type="float" office:value="6.10328638497653" calcext:value-type="float">
            <text:p>6.10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D3]/210*10" office:value-type="float" office:value="5.23809523809524" calcext:value-type="float">
            <text:p>5.24</text:p>
          </table:table-cell>
          <table:table-cell table:style-name="ce5" office:value-type="float" office:value="9.3" calcext:value-type="float">
            <text:p>9.30</text:p>
          </table:table-cell>
          <table:table-cell table:style-name="ce5" office:value-type="float" office:value="81.56" calcext:value-type="float">
            <text:p>81.56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P3]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B4]/213*10" office:value-type="float" office:value="6.15023474178404" calcext:value-type="float">
            <text:p>6.15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D4]/210*10" office:value-type="float" office:value="6.19047619047619" calcext:value-type="float">
            <text:p>6.19</text:p>
          </table:table-cell>
          <table:table-cell table:style-name="ce5" office:value-type="float" office:value="7.2" calcext:value-type="float">
            <text:p>7.20</text:p>
          </table:table-cell>
          <table:table-cell table:style-name="ce5" office:value-type="float" office:value="71.14" calcext:value-type="float">
            <text:p>71.1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4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3" office:value-type="float" office:value="50" calcext:value-type="float">
            <text:p>50 / 213</text:p>
          </table:table-cell>
          <table:table-cell table:style-name="ce5" table:formula="of:=[.B5]/213*10" office:value-type="float" office:value="2.34741784037559" calcext:value-type="float">
            <text:p>2.35</text:p>
          </table:table-cell>
          <table:table-cell table:style-name="ce8" office:value-type="float" office:value="50" calcext:value-type="float">
            <text:p>50 / 210</text:p>
          </table:table-cell>
          <table:table-cell table:style-name="ce5" table:formula="of:=[.D5]/210*10" office:value-type="float" office:value="2.38095238095238" calcext:value-type="float">
            <text:p>2.38</text:p>
          </table:table-cell>
          <table:table-cell table:style-name="ce5" office:value-type="float" office:value="1" calcext:value-type="float">
            <text:p>1.00</text:p>
          </table:table-cell>
          <table:table-cell table:style-name="ce5" office:value-type="float" office:value="64.07" calcext:value-type="float">
            <text:p>64.07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5" calcext:value-type="float">
            <text:p>1995</text:p>
          </table:table-cell>
          <table:table-cell table:style-name="ce12" table:formula="of:=2024-[.P5]" office:value-type="float" office:value="29" calcext:value-type="float">
            <text:p>2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3" office:value-type="float" office:value="100" calcext:value-type="float">
            <text:p>100 / 213</text:p>
          </table:table-cell>
          <table:table-cell table:style-name="ce5" table:formula="of:=[.B6]/213*10" office:value-type="float" office:value="4.69483568075117" calcext:value-type="float">
            <text:p>4.69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D6]/210*10" office:value-type="float" office:value="3.80952380952381" calcext:value-type="float">
            <text:p>3.81</text:p>
          </table:table-cell>
          <table:table-cell table:style-name="ce5" office:value-type="float" office:value="3.9" calcext:value-type="float">
            <text:p>3.90</text:p>
          </table:table-cell>
          <table:table-cell table:style-name="ce5" office:value-type="float" office:value="70.98" calcext:value-type="float">
            <text:p>70.98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6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3" office:value-type="float" office:value="50" calcext:value-type="float">
            <text:p>50 / 213</text:p>
          </table:table-cell>
          <table:table-cell table:style-name="ce5" table:formula="of:=[.B7]/213*10" office:value-type="float" office:value="2.34741784037559" calcext:value-type="float">
            <text:p>2.35</text:p>
          </table:table-cell>
          <table:table-cell table:style-name="ce8" office:value-type="float" office:value="70" calcext:value-type="float">
            <text:p>70 / 210</text:p>
          </table:table-cell>
          <table:table-cell table:style-name="ce5" table:formula="of:=[.D7]/210*10" office:value-type="float" office:value="3.33333333333333" calcext:value-type="float">
            <text:p>3.33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74.45" calcext:value-type="float">
            <text:p>74.45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7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3" office:value-type="float" office:value="110" calcext:value-type="float">
            <text:p>110 / 213</text:p>
          </table:table-cell>
          <table:table-cell table:style-name="ce5" table:formula="of:=[.B8]/213*10" office:value-type="float" office:value="5.16431924882629" calcext:value-type="float">
            <text:p>5.16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D8]/210*10" office:value-type="float" office:value="6.19047619047619" calcext:value-type="float">
            <text:p>6.19</text:p>
          </table:table-cell>
          <table:table-cell table:style-name="ce5" office:value-type="float" office:value="9.1" calcext:value-type="float">
            <text:p>9.10</text:p>
          </table:table-cell>
          <table:table-cell table:style-name="ce5" office:value-type="float" office:value="72.23" calcext:value-type="float">
            <text:p>72.23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8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3" office:value-type="float" office:value="141" calcext:value-type="float">
            <text:p>141 / 213</text:p>
          </table:table-cell>
          <table:table-cell table:style-name="ce5" table:formula="of:=[.B9]/213*10" office:value-type="float" office:value="6.61971830985916" calcext:value-type="float">
            <text:p>6.62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D9]/210*10" office:value-type="float" office:value="4.28571428571429" calcext:value-type="float">
            <text:p>4.29</text:p>
          </table:table-cell>
          <table:table-cell table:style-name="ce5" office:value-type="float" office:value="6.1" calcext:value-type="float">
            <text:p>6.10</text:p>
          </table:table-cell>
          <table:table-cell table:style-name="ce5" office:value-type="float" office:value="78.19" calcext:value-type="float">
            <text:p>78.19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9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3" office:value-type="float" office:value="81" calcext:value-type="float">
            <text:p>81 / 213</text:p>
          </table:table-cell>
          <table:table-cell table:style-name="ce5" table:formula="of:=[.B10]/213*10" office:value-type="float" office:value="3.80281690140845" calcext:value-type="float">
            <text:p>3.80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D10]/210*10" office:value-type="float" office:value="5.71428571428571" calcext:value-type="float">
            <text:p>5.71</text:p>
          </table:table-cell>
          <table:table-cell table:style-name="ce5" office:value-type="float" office:value="9.5" calcext:value-type="float">
            <text:p>9.50</text:p>
          </table:table-cell>
          <table:table-cell table:style-name="ce5" office:value-type="float" office:value="66.74" calcext:value-type="float">
            <text:p>66.7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0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3" office:value-type="float" office:value="90" calcext:value-type="float">
            <text:p>90 / 213</text:p>
          </table:table-cell>
          <table:table-cell table:style-name="ce5" table:formula="of:=[.B11]/213*10" office:value-type="float" office:value="4.22535211267606" calcext:value-type="float">
            <text:p>4.23</text:p>
          </table:table-cell>
          <table:table-cell table:style-name="ce8" office:value-type="float" office:value="140" calcext:value-type="float">
            <text:p>140 / 210</text:p>
          </table:table-cell>
          <table:table-cell table:style-name="ce5" table:formula="of:=[.D11]/210*10" office:value-type="float" office:value="6.66666666666667" calcext:value-type="float">
            <text:p>6.67</text:p>
          </table:table-cell>
          <table:table-cell table:style-name="ce5" office:value-type="float" office:value="9.3" calcext:value-type="float">
            <text:p>9.30</text:p>
          </table:table-cell>
          <table:table-cell table:style-name="ce5" office:value-type="float" office:value="69.32" calcext:value-type="float">
            <text:p>69.32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11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3" office:value-type="float" office:value="121" calcext:value-type="float">
            <text:p>121 / 213</text:p>
          </table:table-cell>
          <table:table-cell table:style-name="ce5" table:formula="of:=[.B12]/213*10" office:value-type="float" office:value="5.68075117370892" calcext:value-type="float">
            <text:p>5.68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D12]/210*10" office:value-type="float" office:value="6.19047619047619" calcext:value-type="float">
            <text:p>6.19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73.04" calcext:value-type="float">
            <text:p>73.04</text:p>
          </table:table-cell>
          <table:table-cell table:style-name="ce1" office:value-type="string" calcext:value-type="string">
            <text:p>Group A - No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2]" office:value-type="float" office:value="21" calcext:value-type="float">
            <text:p>21</text:p>
          </table:table-cell>
          <table:table-cell table:number-columns-repeated="100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 B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1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1]/213*10" office:value-type="float" office:value="4.74178403755869" calcext:value-type="float">
            <text:p>4.74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D1]/210*10" office:value-type="float" office:value="5.71428571428571" calcext:value-type="float">
            <text:p>5.71</text:p>
          </table:table-cell>
          <table:table-cell table:style-name="ce5" office:value-type="float" office:value="6" calcext:value-type="float">
            <text:p>6.00</text:p>
          </table:table-cell>
          <table:table-cell table:style-name="ce11" office:value-type="float" office:value="83.74" calcext:value-type="float">
            <text:p>83.74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P1]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3" office:value-type="float" office:value="111" calcext:value-type="float">
            <text:p>111 / 213</text:p>
          </table:table-cell>
          <table:table-cell table:style-name="ce5" table:formula="of:=[.B2]/213*10" office:value-type="float" office:value="5.2112676056338" calcext:value-type="float">
            <text:p>5.21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D2]/210*10" office:value-type="float" office:value="4.76190476190476" calcext:value-type="float">
            <text:p>4.76</text:p>
          </table:table-cell>
          <table:table-cell table:style-name="ce5" office:value-type="float" office:value="8.1" calcext:value-type="float">
            <text:p>8.10</text:p>
          </table:table-cell>
          <table:table-cell table:style-name="ce5" office:value-type="float" office:value="74.03" calcext:value-type="float">
            <text:p>74.0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2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3]/213*10" office:value-type="float" office:value="4.74178403755869" calcext:value-type="float">
            <text:p>4.74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D3]/210*10" office:value-type="float" office:value="4.28571428571429" calcext:value-type="float">
            <text:p>4.29</text:p>
          </table:table-cell>
          <table:table-cell table:style-name="ce5" office:value-type="float" office:value="7.6" calcext:value-type="float">
            <text:p>7.60</text:p>
          </table:table-cell>
          <table:table-cell table:style-name="ce11" office:value-type="float" office:value="68.55" calcext:value-type="float">
            <text:p>68.55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P3]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4]/213*10" office:value-type="float" office:value="4.74178403755869" calcext:value-type="float">
            <text:p>4.74</text:p>
          </table:table-cell>
          <table:table-cell table:style-name="ce8" office:value-type="float" office:value="90" calcext:value-type="float">
            <text:p>90 / 210</text:p>
          </table:table-cell>
          <table:table-cell table:style-name="ce5" table:formula="of:=[.D4]/210*10" office:value-type="float" office:value="4.28571428571429" calcext:value-type="float">
            <text:p>4.29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91.28" calcext:value-type="float">
            <text:p>91.28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P4]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3" office:value-type="float" office:value="111" calcext:value-type="float">
            <text:p>111 / 213</text:p>
          </table:table-cell>
          <table:table-cell table:style-name="ce5" table:formula="of:=[.B5]/213*10" office:value-type="float" office:value="5.2112676056338" calcext:value-type="float">
            <text:p>5.21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D5]/210*10" office:value-type="float" office:value="4.76190476190476" calcext:value-type="float">
            <text:p>4.76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89.43" calcext:value-type="float">
            <text:p>89.4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5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3" office:value-type="float" office:value="120" calcext:value-type="float">
            <text:p>120 / 213</text:p>
          </table:table-cell>
          <table:table-cell table:style-name="ce5" table:formula="of:=[.B6]/213*10" office:value-type="float" office:value="5.63380281690141" calcext:value-type="float">
            <text:p>5.63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D6]/210*10" office:value-type="float" office:value="5.23809523809524" calcext:value-type="float">
            <text:p>5.24</text:p>
          </table:table-cell>
          <table:table-cell table:style-name="ce5" office:value-type="float" office:value="4.8" calcext:value-type="float">
            <text:p>4.80</text:p>
          </table:table-cell>
          <table:table-cell table:style-name="ce5" office:value-type="float" office:value="86.69" calcext:value-type="float">
            <text:p>86.69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way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1" calcext:value-type="float">
            <text:p>2001</text:p>
          </table:table-cell>
          <table:table-cell table:style-name="ce12" table:formula="of:=2024-[.P6]" office:value-type="float" office:value="23" calcext:value-type="float">
            <text:p>23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B7]/213*10" office:value-type="float" office:value="6.15023474178404" calcext:value-type="float">
            <text:p>6.15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D7]/210*10" office:value-type="float" office:value="5.23809523809524" calcext:value-type="float">
            <text:p>5.24</text:p>
          </table:table-cell>
          <table:table-cell table:style-name="ce5" office:value-type="float" office:value="10" calcext:value-type="float">
            <text:p>10.00</text:p>
          </table:table-cell>
          <table:table-cell table:style-name="ce11" office:value-type="float" office:value="79.11" calcext:value-type="float">
            <text:p>79.11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2" calcext:value-type="float">
            <text:p>2002</text:p>
          </table:table-cell>
          <table:table-cell table:style-name="ce12" table:formula="of:=2024-[.P7]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B8]/213*10" office:value-type="float" office:value="6.15023474178404" calcext:value-type="float">
            <text:p>6.15</text:p>
          </table:table-cell>
          <table:table-cell table:style-name="ce8" office:value-type="float" office:value="100" calcext:value-type="float">
            <text:p>100 / 210</text:p>
          </table:table-cell>
          <table:table-cell table:style-name="ce5" table:formula="of:=[.D8]/210*10" office:value-type="float" office:value="4.76190476190476" calcext:value-type="float">
            <text:p>4.76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65.57" calcext:value-type="float">
            <text:p>65.57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nce a d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3" calcext:value-type="float">
            <text:p>1993</text:p>
          </table:table-cell>
          <table:table-cell table:style-name="ce12" table:formula="of:=2024-[.P8]"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B9]/213*10" office:value-type="float" office:value="6.15023474178404" calcext:value-type="float">
            <text:p>6.15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D9]/210*10" office:value-type="float" office:value="3.80952380952381" calcext:value-type="float">
            <text:p>3.81</text:p>
          </table:table-cell>
          <table:table-cell table:style-name="ce5" office:value-type="float" office:value="9.8" calcext:value-type="float">
            <text:p>9.80</text:p>
          </table:table-cell>
          <table:table-cell table:style-name="ce5" office:value-type="float" office:value="73.45" calcext:value-type="float">
            <text:p>73.45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9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3" office:value-type="float" office:value="71" calcext:value-type="float">
            <text:p>71 / 213</text:p>
          </table:table-cell>
          <table:table-cell table:style-name="ce5" table:formula="of:=[.B10]/213*10" office:value-type="float" office:value="3.33333333333333" calcext:value-type="float">
            <text:p>3.33</text:p>
          </table:table-cell>
          <table:table-cell table:style-name="ce8" office:value-type="float" office:value="110" calcext:value-type="float">
            <text:p>110 / 210</text:p>
          </table:table-cell>
          <table:table-cell table:style-name="ce5" table:formula="of:=[.D10]/210*10" office:value-type="float" office:value="5.23809523809524" calcext:value-type="float">
            <text:p>5.24</text:p>
          </table:table-cell>
          <table:table-cell table:style-name="ce5" office:value-type="float" office:value="5.9" calcext:value-type="float">
            <text:p>5.90</text:p>
          </table:table-cell>
          <table:table-cell table:style-name="ce5" office:value-type="float" office:value="100" calcext:value-type="float">
            <text:p>100.00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re than once a da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0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11]/213*10" office:value-type="float" office:value="4.74178403755869" calcext:value-type="float">
            <text:p>4.74</text:p>
          </table:table-cell>
          <table:table-cell table:style-name="ce8" office:value-type="float" office:value="80" calcext:value-type="float">
            <text:p>80 / 210</text:p>
          </table:table-cell>
          <table:table-cell table:style-name="ce5" table:formula="of:=[.D11]/210*10" office:value-type="float" office:value="3.80952380952381" calcext:value-type="float">
            <text:p>3.81</text:p>
          </table:table-cell>
          <table:table-cell table:style-name="ce5" office:value-type="float" office:value="4.2" calcext:value-type="float">
            <text:p>4.20</text:p>
          </table:table-cell>
          <table:table-cell table:style-name="ce5" office:value-type="float" office:value="67.34" calcext:value-type="float">
            <text:p>67.34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7" calcext:value-type="float">
            <text:p>1997</text:p>
          </table:table-cell>
          <table:table-cell table:style-name="ce12" table:formula="of:=2024-[.P11]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12]/213*10" office:value-type="float" office:value="4.74178403755869" calcext:value-type="float">
            <text:p>4.74</text:p>
          </table:table-cell>
          <table:table-cell table:style-name="ce8" office:value-type="float" office:value="120" calcext:value-type="float">
            <text:p>120 / 210</text:p>
          </table:table-cell>
          <table:table-cell table:style-name="ce5" table:formula="of:=[.D12]/210*10" office:value-type="float" office:value="5.71428571428571" calcext:value-type="float">
            <text:p>5.71</text:p>
          </table:table-cell>
          <table:table-cell table:style-name="ce5" office:value-type="float" office:value="6.7" calcext:value-type="float">
            <text:p>6.70</text:p>
          </table:table-cell>
          <table:table-cell table:style-name="ce5" office:value-type="float" office:value="88.12" calcext:value-type="float">
            <text:p>88.12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4" calcext:value-type="float">
            <text:p>2004</text:p>
          </table:table-cell>
          <table:table-cell table:style-name="ce12" table:formula="of:=2024-[.P12]" office:value-type="float" office:value="20" calcext:value-type="float">
            <text:p>2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3</text:p>
          </table:table-cell>
          <table:table-cell table:style-name="ce3" office:value-type="float" office:value="91" calcext:value-type="float">
            <text:p>91 / 213</text:p>
          </table:table-cell>
          <table:table-cell table:style-name="ce5" table:formula="of:=[.B13]/213*10" office:value-type="float" office:value="4.27230046948357" calcext:value-type="float">
            <text:p>4.27</text:p>
          </table:table-cell>
          <table:table-cell table:style-name="ce8" office:value-type="float" office:value="70" calcext:value-type="float">
            <text:p>70 / 210</text:p>
          </table:table-cell>
          <table:table-cell table:style-name="ce5" table:formula="of:=[.D13]/210*10" office:value-type="float" office:value="3.33333333333333" calcext:value-type="float">
            <text:p>3.33</text:p>
          </table:table-cell>
          <table:table-cell table:style-name="ce5" office:value-type="float" office:value="4.6" calcext:value-type="float">
            <text:p>4.60</text:p>
          </table:table-cell>
          <table:table-cell table:style-name="ce5" office:value-type="float" office:value="70.93" calcext:value-type="float">
            <text:p>70.93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99" calcext:value-type="float">
            <text:p>1999</text:p>
          </table:table-cell>
          <table:table-cell table:style-name="ce12" table:formula="of:=2024-[.P13]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4</text:p>
          </table:table-cell>
          <table:table-cell table:style-name="ce3" office:value-type="float" office:value="131" calcext:value-type="float">
            <text:p>131 / 213</text:p>
          </table:table-cell>
          <table:table-cell table:style-name="ce5" table:formula="of:=[.B14]/213*10" office:value-type="float" office:value="6.15023474178404" calcext:value-type="float">
            <text:p>6.15</text:p>
          </table:table-cell>
          <table:table-cell table:style-name="ce8" office:value-type="float" office:value="130" calcext:value-type="float">
            <text:p>130 / 210</text:p>
          </table:table-cell>
          <table:table-cell table:style-name="ce5" table:formula="of:=[.D14]/210*10" office:value-type="float" office:value="6.19047619047619" calcext:value-type="float">
            <text:p>6.19</text:p>
          </table:table-cell>
          <table:table-cell table:style-name="ce5" office:value-type="float" office:value="10" calcext:value-type="float">
            <text:p>10.00</text:p>
          </table:table-cell>
          <table:table-cell table:style-name="ce5" office:value-type="float" office:value="100" calcext:value-type="float">
            <text:p>100.00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ew times a we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re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4]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15</text:p>
          </table:table-cell>
          <table:table-cell table:style-name="ce3" office:value-type="float" office:value="101" calcext:value-type="float">
            <text:p>101 / 213</text:p>
          </table:table-cell>
          <table:table-cell table:style-name="ce5" table:formula="of:=[.B15]/213*10" office:value-type="float" office:value="4.74178403755869" calcext:value-type="float">
            <text:p>4.74</text:p>
          </table:table-cell>
          <table:table-cell table:style-name="ce8" office:value-type="float" office:value="60" calcext:value-type="float">
            <text:p>60 / 210</text:p>
          </table:table-cell>
          <table:table-cell table:style-name="ce5" table:formula="of:=[.D15]/210*10" office:value-type="float" office:value="2.85714285714286" calcext:value-type="float">
            <text:p>2.86</text:p>
          </table:table-cell>
          <table:table-cell table:style-name="ce5" office:value-type="float" office:value="7.5" calcext:value-type="float">
            <text:p>7.50</text:p>
          </table:table-cell>
          <table:table-cell table:style-name="ce5" office:value-type="float" office:value="82.01" calcext:value-type="float">
            <text:p>82.01</text:p>
          </table:table-cell>
          <table:table-cell table:style-name="ce1" office:value-type="string" calcext:value-type="string">
            <text:p>Group B - With A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veral times a wee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most Alway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03" calcext:value-type="float">
            <text:p>2003</text:p>
          </table:table-cell>
          <table:table-cell table:style-name="ce12" table:formula="of:=2024-[.P15]" office:value-type="float" office:value="21" calcext:value-type="float">
            <text:p>21</text:p>
          </table:table-cell>
          <table:table-cell table:number-columns-repeated="100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 / 213</number:text>
    </number:number-style>
    <number:number-style style:name="N126">
      <number:number number:decimal-places="0" loext:min-decimal-places="0" number:min-integer-digits="1"/>
      <number:text> / 210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A" style:display-name="PageStyle_Group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_20_B" style:display-name="PageStyle_Group 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31" meta:object-count="0"/>
    <meta:generator>LibreOfficeDev/6.0.5.2$Linux_X86_64 LibreOffice_project/</meta:generator>
  </office:meta>
</office:document-meta>
</file>